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79e7" officeooo:paragraph-rsid="001779e7"/>
    </style:style>
    <style:style style:name="P2" style:family="paragraph" style:parent-style-name="Standard">
      <style:text-properties officeooo:rsid="0017aa28" officeooo:paragraph-rsid="0017aa28"/>
    </style:style>
    <style:style style:name="P3" style:family="paragraph" style:parent-style-name="Standard">
      <style:text-properties officeooo:rsid="0019b37d" officeooo:paragraph-rsid="0019b37d"/>
    </style:style>
    <style:style style:name="P4" style:family="paragraph" style:parent-style-name="Standard">
      <style:text-properties officeooo:rsid="001a4fe6" officeooo:paragraph-rsid="001a4fe6"/>
    </style:style>
    <style:style style:name="P5" style:family="paragraph" style:parent-style-name="Standard">
      <style:text-properties officeooo:rsid="001d731a" officeooo:paragraph-rsid="001d731a"/>
    </style:style>
    <style:style style:name="P6" style:family="paragraph" style:parent-style-name="Standard">
      <style:text-properties officeooo:rsid="001f45a4" officeooo:paragraph-rsid="001f45a4"/>
    </style:style>
    <style:style style:name="P7" style:family="paragraph" style:parent-style-name="Standard">
      <style:text-properties officeooo:rsid="0020e937" officeooo:paragraph-rsid="0020e937"/>
    </style:style>
    <style:style style:name="P8" style:family="paragraph" style:parent-style-name="Standard">
      <style:text-properties officeooo:paragraph-rsid="0020e937"/>
    </style:style>
    <style:style style:name="P9" style:family="paragraph" style:parent-style-name="Standard">
      <style:text-properties officeooo:rsid="0021a32a" officeooo:paragraph-rsid="0021a32a"/>
    </style:style>
    <style:style style:name="P10" style:family="paragraph" style:parent-style-name="Standard">
      <style:text-properties officeooo:rsid="0021b76c" officeooo:paragraph-rsid="0021b76c"/>
    </style:style>
    <style:style style:name="P11" style:family="paragraph" style:parent-style-name="Standard">
      <style:text-properties officeooo:rsid="0022a7bd" officeooo:paragraph-rsid="0022a7bd"/>
    </style:style>
    <style:style style:name="P12" style:family="paragraph" style:parent-style-name="Standard">
      <style:text-properties officeooo:rsid="0022a7bd" officeooo:paragraph-rsid="002c289c"/>
    </style:style>
    <style:style style:name="P13" style:family="paragraph" style:parent-style-name="Standard">
      <style:text-properties officeooo:paragraph-rsid="002a3251"/>
    </style:style>
    <style:style style:name="P14" style:family="paragraph" style:parent-style-name="Standard">
      <style:text-properties officeooo:rsid="002c289c" officeooo:paragraph-rsid="002c289c"/>
    </style:style>
    <style:style style:name="P15" style:family="paragraph" style:parent-style-name="Standard">
      <style:text-properties officeooo:paragraph-rsid="002c289c"/>
    </style:style>
    <style:style style:name="P16" style:family="paragraph" style:parent-style-name="Standard">
      <style:paragraph-properties fo:text-align="end" style:justify-single-word="false"/>
      <style:text-properties officeooo:rsid="002e0fd6" officeooo:paragraph-rsid="002e0fd6"/>
    </style:style>
    <style:style style:name="P17" style:family="paragraph" style:parent-style-name="Preformatted_20_Text">
      <style:text-properties style:font-name="Ubuntu Mono" fo:font-size="13.3999996185303pt" officeooo:rsid="0021a32a" officeooo:paragraph-rsid="0021a32a"/>
    </style:style>
    <style:style style:name="P18" style:family="paragraph" style:parent-style-name="Preformatted_20_Text">
      <style:text-properties style:font-name="Ubuntu Mono" fo:font-size="13.3999996185303pt" officeooo:rsid="0021b76c" officeooo:paragraph-rsid="0021b76c"/>
    </style:style>
    <style:style style:name="P19" style:family="paragraph" style:parent-style-name="Preformatted_20_Text">
      <style:paragraph-properties fo:margin-top="0in" fo:margin-bottom="0in" loext:contextual-spacing="false" fo:padding="0in" fo:border="none"/>
    </style:style>
    <style:style style:name="P20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3.3999996185303pt"/>
    </style:style>
    <style:style style:name="P21" style:family="paragraph" style:parent-style-name="Standard">
      <style:text-properties officeooo:rsid="0020e937" officeooo:paragraph-rsid="0020e937"/>
    </style:style>
    <style:style style:name="P22" style:family="paragraph" style:parent-style-name="Standard">
      <style:text-properties officeooo:rsid="002c289c" officeooo:paragraph-rsid="002c289c"/>
    </style:style>
    <style:style style:name="P23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3.3999996185303pt"/>
    </style:style>
    <style:style style:name="P24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3.3999996185303pt" officeooo:rsid="002c289c" officeooo:paragraph-rsid="002c289c"/>
    </style:style>
    <style:style style:name="T1" style:family="text">
      <style:text-properties officeooo:rsid="0017aa28"/>
    </style:style>
    <style:style style:name="T2" style:family="text">
      <style:text-properties officeooo:rsid="0019a8fc"/>
    </style:style>
    <style:style style:name="T3" style:family="text">
      <style:text-properties style:font-name="Ubuntu Mono" fo:font-size="13.3999996185303pt"/>
    </style:style>
    <style:style style:name="T4" style:family="text">
      <style:text-properties officeooo:rsid="0023bf65"/>
    </style:style>
    <style:style style:name="T5" style:family="text">
      <style:text-properties officeooo:rsid="002a3251"/>
    </style:style>
    <style:style style:name="T6" style:family="text">
      <style:text-properties officeooo:rsid="002c28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D: B27</text:p>
      <text:p text:style-name="P16">Hector G. Flores Rodriguez</text:p>
      <text:p text:style-name="P16">Stats 110 - HW1</text:p>
      <text:p text:style-name="P1"/>
      <text:p text:style-name="P1">1 – (a). Randomized experiment since there are two randomly assigned groups: those taking magnesium; and those taking placebo.</text:p>
      <text:p text:style-name="P1"/>
      <text:p text:style-name="P1">1 – (b). Explanatory variables are mg of magnesium and time. Response variable is amount of blood pressure.</text:p>
      <text:p text:style-name="P1"/>
      <text:p text:style-name="P1">1 – (c). <text:span text:style-name="T1">This depends if the subjects were grouped by similarity. For example, if the subjects were all around a similar age, exercise activity, diet, and so on; were all very similar. Also the subjects have to be a good representation of the population, then you can say that taking magnesium can result in lower blood pressure.</text:span></text:p>
      <text:p text:style-name="P1"/>
      <text:p text:style-name="P2">2 – (a). <text:span text:style-name="T2">Observational since the amount of time parents or care-givers spent reading to the child during the first four years of the child’s life is not controlled by the researcher.</text:span></text:p>
      <text:p text:style-name="P2"/>
      <text:p text:style-name="P3">2 – (b). Explanatory variables is the amount of time parents read to the child. The response variable is the child’s score on placement test.</text:p>
      <text:p text:style-name="P3"/>
      <text:p text:style-name="P3">2 – (c). <text:s/>No, since correlation does not imply causation.</text:p>
      <text:p text:style-name="P3"/>
      <text:p text:style-name="P3">2 – (d). A possible confounding variable would be the child’s IQ.</text:p>
      <text:p text:style-name="P3"/>
      <text:p text:style-name="P3">3 – (a). <text:span text:style-name="T4">Explanatory: handedness (categorical). Binary</text:span></text:p>
      <text:p text:style-name="P3"><text:s text:c="12"/><text:span text:style-name="T4">Response: <text:s text:c="5"/>gender (categorical). Binary</text:span></text:p>
      <text:p text:style-name="P3"/>
      <text:p text:style-name="P4">3 – (b). <text:span text:style-name="T4">Explanatory: sleeping time (quantitative); exam1 score (quantitative); number of quizzes (quantitative)</text:span></text:p>
      <text:p text:style-name="P4"><text:s text:c="13"/><text:span text:style-name="T4">Response: time on final exam (quantitative)</text:span></text:p>
      <text:p text:style-name="P4"/>
      <text:p text:style-name="P4">3 – (c). <text:span text:style-name="T4">Explanatory: gender (categorical). Binary</text:span></text:p>
      <text:p text:style-name="P4"><text:s text:c="13"/><text:span text:style-name="T4">Response: major (categorical)</text:span></text:p>
      <text:p text:style-name="P4"/>
      <text:p text:style-name="P4">3 – (d). <text:span text:style-name="T4">Explanatory: political inclination (categorical. can be binary if only consider liberal and conservative); <text:s text:c="13"/><text:tab/><text:tab/> <text:s text:c="10"/>time sleeping (quantitative).</text:span></text:p>
      <text:p text:style-name="P4"><text:tab/> <text:span text:style-name="T4">Response: gender (categorical). Binary.</text:span></text:p>
      <text:p text:style-name="P4"/>
      <text:p text:style-name="P4">4 – (a). Y = 300 + 5X + epsilon</text:p>
      <text:p text:style-name="P4"/>
      <text:p text:style-name="P4">4 – (b). Statistical since each member has varying visiting patterns, hence there is a random component.</text:p>
      <text:p text:style-name="P4"/>
      <text:p text:style-name="P5">5. Yes. From visual inspection, there seems to be linear relationship between weight and wing length.</text:p>
      <text:p text:style-name="P5"/>
      <text:p text:style-name="P6">6 – (a). <text:span text:style-name="T5">Intercept: 1.3655</text:span></text:p>
      <text:p text:style-name="P6"><text:s text:c="12"/><text:span text:style-name="T5">The data of sparrows have a starting weight of 1.3655. It was no meaningful interpretation. </text:span></text:p>
      <text:p text:style-name="P6"/>
      <text:p text:style-name="P7">6 – (b). <text:span text:style-name="T5">Slope: 0.4674.</text:span></text:p>
      <text:p text:style-name="P7"><text:s text:c="13"/><text:span text:style-name="T5">There is a positive linear relationship between wing length and weight. </text:span></text:p>
      <text:p text:style-name="P7"/>
      <text:p text:style-name="P13"><text:span text:style-name="T5">7 – (a). Predicted weight is:</text:span><text:bookmark text:name="rstudio_console_output4"/><text:span text:style-name="T5"> 15.38761</text:span></text:p>
      <text:p text:style-name="P13"><text:soft-page-break/></text:p>
      <text:p text:style-name="P15"><text:span text:style-name="T6">7 – (b). </text:span><text:s text:c="2"/><text:span text:style-name="T6">Residual is: 0.6123911</text:span></text:p>
      <text:p text:style-name="P7"/>
      <text:p text:style-name="P7">8.</text:p>
      <text:p text:style-name="P8"/>
      <text:p text:style-name="P9"><text:bookmark text:name="rstudio_console_output"/># read in data set</text:p>
      <text:p text:style-name="P9">sparrow &lt;- read.csv("data/Sparrows.csv")</text:p>
      <text:p text:style-name="P9"/>
      <text:p text:style-name="P9"># create full model</text:p>
      <text:p text:style-name="P9">fit &lt;- lm("Weight ~ WingLength", data = sparrow)</text:p>
      <text:p text:style-name="P9"/>
      <text:p text:style-name="P9"># plot the data and regression line</text:p>
      <text:p text:style-name="P9">plot(sparrow$WingLength, sparrow$Weight)</text:p>
      <text:p text:style-name="P9">abline(fit, col='red')</text:p>
      <text:p text:style-name="P9"/>
      <text:p text:style-name="P9"># print out coefficience</text:p>
      <text:p text:style-name="P9">print(fit)</text:p>
      <text:p text:style-name="P9"/>
      <text:p text:style-name="P17"><text:bookmark text:name="rstudio_console_output2"/>Call:</text:p>
      <text:p text:style-name="P20">lm(formula = "Weight ~ WingLength", data = sparrow)</text:p>
      <text:p text:style-name="P19"/>
      <text:p text:style-name="P20">Coefficients:</text:p>
      <text:p text:style-name="P20">(Intercept) <text:s text:c="2"/>WingLength <text:s/></text:p>
      <text:p text:style-name="P19"><text:s text:c="5"/><text:span text:style-name="T3">1.3655 <text:s text:c="6"/>0.4674</text:span></text:p>
      <text:p text:style-name="P20"/>
      <text:p text:style-name="P20"/>
      <text:p text:style-name="P24">* Results from R code is the same as in the book.</text:p>
      <text:p text:style-name="P9"/>
      <text:p text:style-name="P7">9 .</text:p>
      <text:p text:style-name="P7"/>
      <text:p text:style-name="P10"># filter sparrow for control treatment only</text:p>
      <text:p text:style-name="P10">sparrow_control &lt;- sparrow[sparrow$Treatment == 'control', ]</text:p>
      <text:p text:style-name="P10"/>
      <text:p text:style-name="P10"># create model for control data</text:p>
      <text:p text:style-name="P10">fit_control &lt;- lm("Weight ~ WingLength", data=sparrow_control)</text:p>
      <text:p text:style-name="P10"/>
      <text:p text:style-name="P10"># plot control data and regression line</text:p>
      <text:p text:style-name="P10">plot(sparrow_control$WingLength, sparrow_control$Weight)</text:p>
      <text:p text:style-name="P10">abline(fit_control, col='red')</text:p>
      <text:p text:style-name="P10"/>
      <text:p text:style-name="P10"># print out coeffs</text:p>
      <text:p text:style-name="P10">print(fit_control)</text:p>
      <text:p text:style-name="P10"/>
      <text:p text:style-name="P18"><text:bookmark text:name="rstudio_console_output3"/>Call:</text:p>
      <text:p text:style-name="P20">lm(formula = "Weight ~ WingLength", data = sparrow_control)</text:p>
      <text:p text:style-name="P19"/>
      <text:p text:style-name="P20">Coefficients:</text:p>
      <text:p text:style-name="P20">(Intercept) <text:s text:c="2"/>WingLength <text:s/></text:p>
      <text:p text:style-name="P19"><text:s text:c="5"/><text:span text:style-name="T3">0.5789 <text:s text:c="6"/>0.4961 </text:span></text:p>
      <text:p text:style-name="P10"><text:soft-page-break/></text:p>
      <text:p text:style-name="P11">9 – (a). Full equation: <text:s text:c="6"/>Y_full = 1.3655 + 0.4674 * X_full <text:span text:style-name="T6">+ epsilon</text:span></text:p>
      <text:p text:style-name="P12"><text:s text:c="12"/>Control equation: <text:s/><text:span text:style-name="T6">Y_ctrl = 0.5789 + 0.4961 * X_ctrl + epsilon</text:span></text:p>
      <text:p text:style-name="P12"><text:s text:c="12"/><text:span text:style-name="T6">Compare: slopes are similar, but the intercepts are different.</text:span></text:p>
      <text:p text:style-name="P12"/>
      <text:p text:style-name="P14">9 – (b). Predicted: 15.46241</text:p>
      <text:p text:style-name="P12"><text:s text:c="13"/><text:span text:style-name="T6">Residual: 0.5375944</text:span></text:p>
      <text:p text:style-name="P12"/>
      <text:p text:style-name="P14">9 – (c). The control gave a better predicted weight. This can be seen by comparing the residua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9:54:06.655218300</meta:creation-date>
    <dc:date>2017-10-12T01:10:37.878887401</dc:date>
    <meta:editing-duration>PT46M58S</meta:editing-duration>
    <meta:editing-cycles>11</meta:editing-cycles>
    <meta:generator>LibreOffice/5.2.2.2$Linux_X86_64 LibreOffice_project/20m0$Build-2</meta:generator>
    <meta:document-statistic meta:table-count="0" meta:image-count="0" meta:object-count="0" meta:page-count="3" meta:paragraph-count="64" meta:word-count="499" meta:character-count="3473" meta:non-whitespace-character-count="2842"/>
  </office:meta>
</office:document-meta>
</file>